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Firs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3"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4" style:family="paragraph" style:parent-style-name="Code">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5" style:family="paragraph" style:parent-style-name="Chapter_20_Title">
      <style:text-properties style:use-window-font-color="true" style:font-name="Arial Narrow" fo:font-size="40pt" fo:language="en" fo:country="US" fo:font-weight="bold" officeooo:paragraph-rsid="001873aa" style:font-name-asian="Times New Roman" style:font-size-asian="40pt" style:font-weight-asian="bold" style:font-name-complex="Arial Narrow" style:font-size-complex="24pt" style:language-complex="ar" style:country-complex="SA"/>
    </style:style>
    <style:style style:name="P6" style:family="paragraph" style:parent-style-name="Chapter_20_Number" style:master-page-name="Standard">
      <style:paragraph-properties style:page-number="auto"/>
      <style:text-properties officeooo:paragraph-rsid="001873aa"/>
    </style:style>
    <style:style style:name="P7" style:family="paragraph" style:parent-style-name="Standard">
      <style:paragraph-properties fo:text-align="justify" style:justify-single-word="false"/>
      <style:text-properties officeooo:paragraph-rsid="001873aa"/>
    </style:style>
    <style:style style:name="P8" style:family="paragraph" style:parent-style-name="Standard">
      <style:text-properties fo:color="#bfbfbf" style:font-name="ZapfDingbats" fo:font-size="14pt" officeooo:paragraph-rsid="001873aa" style:font-name-asian="ZapfDingbats" style:font-size-asian="14pt" style:font-name-complex="ZapfDingbats" style:font-size-complex="14pt"/>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font-name-asian="Times New Roman" style:font-size-complex="11.5pt" style:language-complex="ar" style:country-complex="SA"/>
    </style:style>
    <style:style style:name="T2"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3" style:family="text">
      <style:text-properties style:use-window-font-color="true" style:font-name="Utopia" fo:font-size="11pt" fo:language="en" fo:country="GB" fo:background-color="transparent" loext:char-shading-value="0" style:font-name-asian="Calibri" style:font-size-asian="11pt" style:font-name-complex="Utopia" style:font-size-complex="11pt" style:language-complex="ar" style:country-complex="SA"/>
    </style:style>
    <style:style style:name="T4"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5"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6"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7"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8"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9" style:family="text">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T10" style:family="text">
      <style:text-properties fo:language="en" fo:country="GB" style:font-name-asian="Calibri" style:font-size-complex="11pt" style:language-complex="ar" style:country-complex="SA"/>
    </style:style>
    <style:style style:name="T11" style:family="text">
      <style:text-properties fo:font-weight="bold" style:font-weight-asian="bold" style:font-weight-complex="bold"/>
    </style:style>
    <style:style style:name="T12" style:family="text">
      <style:text-properties fo:color="#000000" style:font-name="TheSansMonoConNormal" fo:font-size="11pt" fo:language="en" fo:country="US" fo:background-color="transparent" loext:char-shading-value="0" style:font-name-asian="Times New Roman" style:font-size-asian="11pt" style:font-name-complex="TheSansMonoConNormal" style:font-size-complex="11.5pt" style:language-complex="ar" style:country-complex="SA"/>
    </style:style>
    <style:style style:name="T13"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14" style:family="text">
      <style:text-properties officeooo:rsid="001b4987"/>
    </style:style>
    <style:style style:name="T15" style:family="text">
      <style:text-properties officeooo:rsid="0016f1f8"/>
    </style:style>
    <style:style style:name="T16" style:family="text">
      <style:text-properties officeooo:rsid="001873aa"/>
    </style:style>
    <style:style style:name="T17"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19669264" text:id="ct94365819669264">
          <text:insertion>
            <office:change-info>
              <dc:creator>Ray Lischner</dc:creator>
              <dc:date>2020-05-04T10:29:2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change-start text:change-id="ct94365819669264"/>E X P L O R A T I O N <text:s/><text:span text:style-name="T14">6</text:span><text:span text:style-name="T16">6</text:span></text:p>
      <text:p text:style-name="P7"/>
      <text:p text:style-name="P8"></text:p>
      <text:p text:style-name="P5"><office:annotation><dc:creator>Michael Thomas</dc:creator><dc:date>2020-04-13T08:49:09.010000000</dc:date><text:p text:style-name="P9"><text:span text:style-name="T17">Good clean chapter. <text:s/>The document is easy to read and understand.</text:span></text:p>
<text:p text:style-name="P9"><text:span text:style-name="T17"/></text:p>
<text:p text:style-name="P9"><text:span text:style-name="T17">I am running Windows 10 and Visual Studio 2019 16.6.0 Preview 2.1</text:span></text:p>
<text:p text:style-name="P9"><text:span text:style-name="T17"/></text:p>
<text:p text:style-name="P9"><text:span text:style-name="T17">All links in the chapter work.</text:span></text:p>
</office:annotation><text:change-end text:change-id="ct94365819669264"/><office:annotation office:name="__Annotation__16220_1118034369" loext:resolved="false"><dc:creator>Michael Thomas</dc:creator><dc:date>2020-04-23T14:29:51.500000000</dc:date><text:p text:style-name="P9"><text:span text:style-name="T17">Good clean chapter. <text:s/>The document is easy to read and understand.</text:span></text:p>
<text:p text:style-name="P9"><text:span text:style-name="T17"/></text:p>
<text:p text:style-name="P9"><text:span text:style-name="T17">I am running Windows 10 and Visual Studio 2019 16.6.0 Preview 4.</text:span></text:p>
<text:p text:style-name="P9"><text:span text:style-name="T17"/></text:p>
<text:p text:style-name="P9"><text:span text:style-name="T17">All links in the chapter work.</text:span></text:p>
</office:annotation>Files and File Names<office:annotation-end office:name="__Annotation__16220_1118034369"/></text:p>
      <text:p text:style-name="Body_20_Text_20_First">In addition to reading and writing files, the C++ standard library has functions for manipulating <text:span text:style-name="T2">entire files, such as copying, renaming, and deleting files. It also has a portable way to work with file and directory names. Let’s take a look at what the file system library has to offer.</text:span></text:p>
      <text:p text:style-name="Body_20_Text_20_Cont"><text:span text:style-name="T2">Everything in this explorations is declared in </text:span><text:span text:style-name="Code_20_Inline"><text:span text:style-name="T10">&lt;filesystem&gt;</text:span></text:span><text:span text:style-name="Code_20_Inline"><text:span text:style-name="T2"> and is in the </text:span></text:span><text:span text:style-name="Code_20_Inline"><text:span text:style-name="T10">std::filesystem</text:span></text:span><text:span text:style-name="Code_20_Inline"><text:span text:style-name="T2"> namespace. </text:span></text:span><text:span text:style-name="Code_20_Inline"><text:span text:style-name="T3">Although I prefer to use fully-qualified names, as I have done throughout the previous 60 Explorations, this name is just too long. For this and subsequent Explorations, assume the following namespace alias:</text:span></text:span></text:p>
      <text:p text:style-name="Code"><text:span text:style-name="Code_20_Inline">namespace fsys = std::filesystem;</text:span></text:p>
      <text:h text:style-name="Heading_20_1" text:outline-level="1">Portable File Names</text:h>
      <text:p text:style-name="Body_20_Text_20_First">The key the <text:span text:style-name="Code_20_Inline"><text:span text:style-name="T10">&lt;filesystem&gt;</text:span></text:span> library is a means of representing file names and paths using a portable API, or at least as portable as is possible given the many different file systems in use, from sophisticated networked storage devices<text:span text:style-name="T2"> to lightbulbs and other Internet-of-Things (IoT) devices. The class that makes this possible is </text:span><text:span text:style-name="Code_20_Inline"><text:span text:style-name="T10">fsys::path</text:span></text:span><text:span text:style-name="T2">.</text:span></text:p>
      <text:p text:style-name="Body_20_Text_20_Cont"><text:span text:style-name="T2">The fsys::path class abstracts a path name in terms of a root name, a root directory, and a relative path. A relative path is a sequence of file names and separators. You can use the preferred separator for the file system or </text:span><text:span text:style-name="Code_20_Inline"><text:span text:style-name="T10">'/'</text:span></text:span><text:span text:style-name="T2">, which is called the fallback separator. It also happens to be the preferred separator for UNIX, POSIX, and </text:span><text:soft-page-break/><text:span text:style-name="T2">similar operating systems. On Microsoft Windows, the preferred separator is </text:span><text:span text:style-name="Code_20_Inline"><text:span text:style-name="T10">'\\'</text:span></text:span><text:span text:style-name="T2">, which causes all manner of trouble in C++ strings, so using </text:span><text:span text:style-name="Code_20_Inline"><text:span text:style-name="T10">'/'</text:span></text:span><text:span text:style-name="T2"> is usually easier, even on Windows.</text:span></text:p>
      <text:p text:style-name="Body_20_Text_20_Cont"><text:span text:style-name="T2">Most modern file systems for desktop workstations and servers can handle Unicode file names using UTF-8 or UTF-16 encoding, but going back to the IoT and similar devices, they may not. If you need to ensure portability across as many environments as possible, you should restrict file names to alphanumeric characters, underscore (</text:span><text:span text:style-name="Code_20_Inline"><text:span text:style-name="T10">'_'</text:span></text:span><text:span text:style-name="T2">), hyphen (</text:span><text:span text:style-name="Code_20_Inline"><text:span text:style-name="T10">'-'</text:span></text:span><text:span text:style-name="T2">), and period (</text:span><text:span text:style-name="Code_20_Inline"><text:span text:style-name="T10">'.'</text:span></text:span><text:span text:style-name="T2">), which constitute the POSIX Portable Filename Character Set.</text:span></text:p>
      <text:p text:style-name="Body_20_Text_20_Cont"><text:span text:style-name="T2">A root name may be a DOS drive letter and colon, or two separators to denote a network name. It could be a host name followed by a colon. The presence of a root name is part of the portable path API, but the meaning of it depends entirely on the local environment. Directories are hierarchical, starting at the root, which is denoted by an initial separator.</text:span></text:p>
      <text:p text:style-name="Body_20_Text_20_Cont"><text:span text:style-name="T2">A single path object may hold a complete path name or a partial path name. If the path contains a separator, the portion of the path after the final separator is called the </text:span><text:span text:style-name="Emphasis"><text:span text:style-name="T2">filename</text:span></text:span><text:span text:style-name="T2">. The filename can have a </text:span><text:span text:style-name="Emphasis"><text:span text:style-name="T2">stem</text:span></text:span><text:span text:style-name="T2"> followed by an </text:span><text:span text:style-name="Emphasis"><text:span text:style-name="T2">extension</text:span></text:span><text:span text:style-name="T2">. The extension is the right-most period followed by non-period characters. But if the only period is the first character, the filename equals the stem and the extension is empty.</text:span></text:p>
      <text:p text:style-name="Body_20_Text_20_Cont"><text:span text:style-name="T2">You can construct a path object from a string or you can build one from multiple path elements. The </text:span><text:span text:style-name="Code_20_Inline"><text:span text:style-name="T10">/</text:span></text:span><text:span text:style-name="T2"> operator is overloaded to combine paths with an intervening directory separator. Given a path object, you can deconstruct it into its constituent parts, modify parts, and add filenames.</text:span></text:p>
      <text:p text:style-name="P1">Listing 66-1 demonstrates various uses of a path object.</text:p>
      <text:p text:style-name="Code_20_Caption"><text:span text:style-name="T11">Listing 66-1.</text:span> Demonstrating the <text:span text:style-name="Code_20_Inline">path</text:span> Class</text:p>
      <text:p text:style-name="Code">import &lt;filesystem&gt;;</text:p>
      <text:p text:style-name="Code">import &lt;iostream&gt;;</text:p>
      <text:p text:style-name="Code"/>
      <text:p text:style-name="Code">namespace fsys = std::filesystem;</text:p>
      <text:p text:style-name="Code"/>
      <text:p text:style-name="Code">int main()</text:p>
      <text:p text:style-name="Code">{</text:p>
      <text:p text:style-name="Code"><text:s text:c="3"/>std::string line;</text:p>
      <text:p text:style-name="Code"><text:s text:c="3"/>while (std::getline(std::cin, line))</text:p>
      <text:p text:style-name="Code"><text:s text:c="3"/>{</text:p>
      <text:p text:style-name="Code"><text:soft-page-break/><text:s text:c="6"/>fsys::path path{line};</text:p>
      <text:p text:style-name="Code"><text:s text:c="6"/>std::cout &lt;&lt; </text:p>
      <text:p text:style-name="Code"><text:s text:c="9"/>"root-name: <text:s text:c="5"/>" &lt;&lt; path.root_name() &lt;&lt; "\n"</text:p>
      <text:p text:style-name="Code"><text:s text:c="9"/>"root-directory: " &lt;&lt; path.root_directory() &lt;&lt; "\n"</text:p>
      <text:p text:style-name="Code"><text:s text:c="9"/>"relative-path: <text:s/>" &lt;&lt; path.relative_path() &lt;&lt; "\n"</text:p>
      <text:p text:style-name="Code"><text:s text:c="9"/>"parent-path: <text:s text:c="3"/>" &lt;&lt; path.parent_path() &lt;&lt; "\n"</text:p>
      <text:p text:style-name="Code"><text:s text:c="9"/>"filename: <text:s text:c="6"/>" &lt;&lt; path.filename() &lt;&lt; "\n"</text:p>
      <text:p text:style-name="Code"><text:s text:c="9"/>"stem: <text:s text:c="10"/>" &lt;&lt; path.stem() &lt;&lt; "\n"</text:p>
      <text:p text:style-name="Code"><text:s text:c="9"/>"extension: <text:s text:c="5"/>" &lt;&lt; path.extension() &lt;&lt; "\n"</text:p>
      <text:p text:style-name="Code"><text:s text:c="9"/>"generic path: <text:s text:c="2"/>" &lt;&lt; path.<text:span text:style-name="T8">generic_string</text:span>() &lt;&lt; "\n"</text:p>
      <text:p text:style-name="Code"><text:s text:c="9"/>"native path: <text:s text:c="3"/>" &lt;&lt; path.<text:span text:style-name="T8">string</text:span>() &lt;&lt; '\n';</text:p>
      <text:p text:style-name="Code"><text:s text:c="8"/></text:p>
      <text:p text:style-name="Code"><text:s text:c="6"/>fsys::path <text:span text:style-name="T8">newpath;</text:span></text:p>
      <text:p text:style-name="Code"><text:span text:style-name="T8"><text:s text:c="6"/>newpath = </text:span>path.root_path() / "top" / "subdir" / "stem.ext";</text:p>
      <text:p text:style-name="Code"><text:s text:c="6"/>std::cout &lt;&lt; "newpath = " &lt;&lt; newpath &lt;&lt; '\n';</text:p>
      <text:p text:style-name="Code"><text:s text:c="6"/>newpath.replace_filename("newfile.newext");</text:p>
      <text:p text:style-name="Code"><text:s text:c="6"/>std::cout &lt;&lt; "newpath = " &lt;&lt; newpath &lt;&lt; '\n';</text:p>
      <text:p text:style-name="Code"><text:s text:c="6"/>newpath.replace_extension(".old");</text:p>
      <text:p text:style-name="Code"><text:s text:c="6"/>std::cout &lt;&lt; "newpath = " &lt;&lt; newpath &lt;&lt; '\n';</text:p>
      <text:p text:style-name="Code"><text:s text:c="6"/>newpath.remove_filename();</text:p>
      <text:p text:style-name="Code"><text:s text:c="6"/>std::cout &lt;&lt; "newpath = " &lt;&lt; newpath &lt;&lt; '\n';</text:p>
      <text:p text:style-name="Code"><text:s text:c="3"/>}</text:p>
      <text:p text:style-name="Code">}</text:p>
      <text:p text:style-name="P2">Some namespace-scope functions perform other operations on pathnames:</text:p>
      <text:p text:style-name="Unnumbered_20_First"><text:span text:style-name="Code_20_Inline"><text:span text:style-name="T1">path</text:span></text:span> <text:span text:style-name="Code_20_Inline"><text:span text:style-name="T1">absolute(path</text:span></text:span> <text:span text:style-name="Code_20_Inline">const&amp;</text:span> <text:span text:style-name="Code_20_Inline"><text:span text:style-name="T1">p)</text:span></text:span> converts <text:span text:style-name="Code_20_Inline"><text:span text:style-name="T1">p</text:span></text:span> to an absolute path. If the operating system has the notion of a current working directory, <text:span text:style-name="Code_20_Inline"><text:span text:style-name="T1">current_path()</text:span></text:span> returns that directory as a <text:span text:style-name="Code_20_Inline"><text:span text:style-name="T1">path</text:span></text:span> object, and <text:span text:style-name="Code_20_Inline"><text:span text:style-name="T1">absolute()</text:span></text:span> may use <text:span text:style-name="Code_20_Inline"><text:span text:style-name="T1">current_path()</text:span></text:span> as a prefix to the argument <text:span text:style-name="Code_20_Inline">p</text:span>.</text:p>
      <text:p text:style-name="Unnumbered"><text:span text:style-name="Code_20_Inline"><text:span text:style-name="T1">path</text:span></text:span> <text:span text:style-name="Code_20_Inline"><text:span text:style-name="T12">canonical</text:span></text:span><text:span text:style-name="Code_20_Inline"><text:span text:style-name="T1">(path</text:span></text:span> <text:span text:style-name="Code_20_Inline">const&amp;</text:span> <text:span text:style-name="Code_20_Inline"><text:span text:style-name="T1">p)</text:span></text:span> converts <text:span text:style-name="Code_20_Inline"><text:span text:style-name="T1">p</text:span></text:span> to a <text:span text:style-name="T9">canonical </text:span>path by eliminating directory names of <text:span text:style-name="Code_20_Inline">"."</text:span> (the current directory) and <text:span text:style-name="Code_20_Inline">".."</text:span> (the parent directory) and by resolving symbolic links.</text:p>
      <text:p text:style-name="Unnumbered_20_Last"><text:span text:style-name="Code_20_Inline"><text:span text:style-name="T1">path</text:span></text:span> <text:span text:style-name="Code_20_Inline"><text:span text:style-name="T12">relative</text:span></text:span><text:span text:style-name="Code_20_Inline"><text:span text:style-name="T1">(path</text:span></text:span> <text:span text:style-name="Code_20_Inline">const&amp;</text:span> <text:span text:style-name="Code_20_Inline"><text:span text:style-name="T1">p, path</text:span></text:span><text:span text:style-name="Default_20_Paragraph_20_Font"><text:span text:style-name="T1"> </text:span></text:span><text:span text:style-name="Code_20_Inline"><text:span text:style-name="T1">const&amp;</text:span></text:span><text:span text:style-name="Default_20_Paragraph_20_Font"><text:span text:style-name="T1"> </text:span></text:span><text:span text:style-name="Code_20_Inline"><text:span text:style-name="T1">base=current_path())</text:span></text:span> converts <text:span text:style-name="Code_20_Inline"><text:span text:style-name="T1">p</text:span></text:span> to a <text:span text:style-name="T9">path that is relative to </text:span><text:span text:style-name="Code_20_Inline"><text:span text:style-name="T1">base</text:span></text:span><text:span text:style-name="T9">.</text:span></text:p>
      <text:p text:style-name="Body_20_Text_20_Cont"><text:span text:style-name="T9">Path names is another place where you are likely to encounter international character sets (Exploration 59). The </text:span><text:span text:style-name="Code_20_Inline"><text:span text:style-name="T1">path</text:span></text:span><text:span text:style-name="T9"> type is actually a specialization of </text:span><text:span text:style-name="Code_20_Inline"><text:span text:style-name="T1">basic_path</text:span></text:span><text:span text:style-name="T9"> for the host environment, which would typically be </text:span><text:span text:style-name="Code_20_Inline"><text:span text:style-name="T1">char</text:span></text:span><text:span text:style-name="T9"> or </text:span><text:span text:style-name="Code_20_Inline"><text:span text:style-name="T1">wchar_t</text:span></text:span><text:span text:style-name="T9">. The path class converts strings to paths and back again in a manner that depends on the operating system.</text:span></text:p>
      <text:h text:style-name="Heading_20_1" text:outline-level="1"><text:soft-page-break/>Working With Files</text:h>
      <text:p text:style-name="Body_20_Text_20_First"><text:span text:style-name="T2">In addition to file names, the standard library offers numerous functions that manipulate entire files and their attributes. Querying and manipulating file attributes such as permissions, dates and times, etc., in a portable manner is a challenge, and this book cannot cover all of the complexities in the </text:span><text:span text:style-name="Code_20_Inline"><text:span text:style-name="T10">&lt;filesystem&gt;</text:span></text:span><text:span text:style-name="T2"> module. This section hits some of the highlights.</text:span></text:p>
      <text:p text:style-name="Body_20_Text_20_Cont">In general, the standard C++ library takes its cues from the POSIX standards. For example, file permissions a<text:span text:style-name="T2">re direct mappings from POSIX permissions and complexities such as Access Control Lists are not supported. Similarly, C++ </text:span>file types <text:span text:style-name="T2">are mappings of POSIX file types, such as sockets, pipes, and character devices, although implementations are allowed add other file types.</text:span></text:p>
      <text:p text:style-name="Body_20_Text_20_Cont"><text:span text:style-name="T2">POSIX offers two ways for a single file to have multiple names. Both ways are called </text:span><text:span text:style-name="Emphasis"><text:span text:style-name="T2">links</text:span></text:span><text:span text:style-name="T2">, distinguished as </text:span><text:span text:style-name="Emphasis"><text:span text:style-name="T2">hard</text:span></text:span><text:span text:style-name="T2"> links and </text:span><text:span text:style-name="Emphasis"><text:span text:style-name="T2">soft</text:span></text:span><text:span text:style-name="T2"> links. Soft links are also called </text:span><text:span text:style-name="Emphasis"><text:span text:style-name="T2">symbolic</text:span></text:span><text:span text:style-name="T2"> links or </text:span><text:span text:style-name="Emphasis"><text:span text:style-name="T2">symlinks</text:span></text:span><text:span text:style-name="T2">, for short. A hard link is a directory entry that points directly to the file contents. Two hard links for the same file contents are indistinguishable. The </text:span><text:span text:style-name="Code_20_Inline"><text:span text:style-name="T10">fsys::hard_link_count()</text:span></text:span><text:span text:style-name="T2"> function returns the number of hard links that point to the same file. The </text:span><text:span text:style-name="Code_20_Inline"><text:span text:style-name="T10">fsys::create_hard_link()</text:span></text:span><text:span text:style-name="T2"> function creates a new hard link.</text:span></text:p>
      <text:p text:style-name="Body_20_Text_20_Cont"><text:span text:style-name="T2">A symbolic link is a directory entry that contains the path to another file. The path may be absolute or relative to the directory that contains the soft link. Using a symbolic link introduces the possibility that the target path does not exist. To create a new symlink, call </text:span><text:span text:style-name="Code_20_Inline"><text:span text:style-name="T10">fsys::create_directory_symlink()</text:span></text:span><text:span text:style-name="T2"> to link to a directory and </text:span><text:span text:style-name="Code_20_Inline"><text:span text:style-name="T10">fsys::create_symlink()</text:span></text:span><text:span text:style-name="T2"> to link to a file. The </text:span><text:span text:style-name="Code_20_Inline"><text:span text:style-name="T10">fsys::read_symlink()</text:span></text:span><text:span text:style-name="T2"> function can read the contents of either kind of symbolic link.</text:span></text:p>
      <text:p text:style-name="Body_20_Text_20_Cont"><text:span text:style-name="T2">To query a file’s attributes, call </text:span><text:span text:style-name="Code_20_Inline"><text:span text:style-name="T10">status()</text:span></text:span><text:span text:style-name="T2">, which returns an </text:span><text:span text:style-name="Code_20_Inline"><text:span text:style-name="T10">fsys::file_status</text:span></text:span><text:span text:style-name="T2"> object, which in has a </text:span><text:span text:style-name="Code_20_Inline"><text:span text:style-name="T10">permissions()</text:span></text:span><text:span text:style-name="T2"> member function to return a file permissions and </text:span><text:span text:style-name="Code_20_Inline"><text:span text:style-name="T10">type()</text:span></text:span><text:span text:style-name="T2"> to return the file type, such as </text:span><text:span text:style-name="Code_20_Inline"><text:span text:style-name="T10">fsys::file_type::regular</text:span></text:span><text:span text:style-name="T2">. If the file is a symbolic link, the status of the target file is returned. Call </text:span><text:span text:style-name="Code_20_Inline"><text:span text:style-name="T10">fsys::symlink_status()</text:span></text:span><text:span text:style-name="T2"> to get the status of the symlink itself; if the file is not a symlink, </text:span><text:span text:style-name="Code_20_Inline"><text:span text:style-name="T10">symlink_status()</text:span></text:span><text:span text:style-name="T2"> is like </text:span><text:span text:style-name="Code_20_Inline"><text:span text:style-name="T10">status()</text:span></text:span><text:span text:style-name="T2">. Also, </text:span><text:span text:style-name="Code_20_Inline"><text:span text:style-name="T10">fsys::is_regular_file()</text:span></text:span><text:span text:style-name="T2"> and similar functions exist to directly query a file type.</text:span></text:p>
      <text:p text:style-name="Body_20_Text_20_Cont"><text:span text:style-name="T2">A file’s modification time can be queried and set with </text:span><text:span text:style-name="Code_20_Inline"><text:span text:style-name="T10">fsys::last_write_time()</text:span></text:span><text:span text:style-name="T2">. The C++ standard library has a rich and complicated date and time library in the </text:span><text:span text:style-name="Code_20_Inline"><text:span text:style-name="T10">&lt;chrono&gt;</text:span></text:span><text:span text:style-name="T2"> module. Its use is beyond the scope of this book. The </text:span><text:span text:style-name="Code_20_Inline"><text:span text:style-name="T10">std::format()</text:span></text:span><text:span text:style-name="T2"> function understands file times. After the colon, use </text:span><text:span text:style-name="Code_20_Inline"><text:span text:style-name="T10">{:%F</text:span></text:span><text:span text:style-name="T2"> </text:span><text:span text:style-name="Code_20_Inline"><text:span text:style-name="T10">%T}</text:span></text:span><text:span text:style-name="T2"> for ISO date and time or </text:span><text:span text:style-name="Code_20_Inline"><text:span text:style-name="T10">{:%x</text:span></text:span><text:span text:style-name="T2"> </text:span><text:span text:style-name="Code_20_Inline"><text:span text:style-name="T10">%X}</text:span></text:span><text:span text:style-name="T2"> </text:span><text:soft-page-break/><text:span text:style-name="T2">for locale-specific date and time formatting. Many other options are also possible. Consult an up-to-date reference for details.</text:span></text:p>
      <text:p text:style-name="Body_20_Text_20_Cont"><text:span text:style-name="T2">Listing 66-2 demonstrates the use of many of these functions by presenting a very simple file listing program, similar to POSIX </text:span><text:span text:style-name="Code_20_Inline"><text:span text:style-name="T10">ls</text:span></text:span><text:span text:style-name="T2"> or DOS </text:span><text:span text:style-name="Code_20_Inline"><text:span text:style-name="T10">dir</text:span></text:span><text:span text:style-name="T2"> commands. For this first program, it takes only one file name on the command line. We will expand the capability of this little program as this Exploration progresses.</text:span></text:p>
      <text:p text:style-name="Code_20_Caption"><text:span text:style-name="T11">Listing 66-2.</text:span> Demonstrating the <text:span text:style-name="Code_20_Inline">path</text:span> Class</text:p>
      <text:p text:style-name="Code">import &lt;filesystem&gt;;</text:p>
      <text:p text:style-name="Code"><office:annotation office:name="__Annotation__1331_1285825813" loext:resolved="false"><dc:creator>Michael Thomas</dc:creator><dc:date>2020-04-24T13:04:37.790000000</dc:date><text:p text:style-name="P9"><text:span text:style-name="T19">This line causes an error in Visual Studio.</text:span></text:p>
<text:p text:style-name="P9"><text:span text:style-name="T19"/></text:p>
<text:p text:style-name="P9"><text:span text:style-name="T19">The line was rewritten to:</text:span></text:p>
<text:p text:style-name="P9"><text:span text:style-name="T19">#include &lt;format&gt;</text:span></text:p>
<text:p text:style-name="P9"><text:span text:style-name="T19"/></text:p>
<text:p text:style-name="P9"><text:span text:style-name="T19">Error (active)</text:span><text:span text:style-name="T19"><text:tab/></text:span><text:span text:style-name="T19">E1696</text:span><text:span text:style-name="T19"><text:tab/></text:span><text:span text:style-name="T19">cannot open source file "format"</text:span></text:p>
<text:p text:style-name="P9"><text:span text:style-name="T19"/></text:p>
</office:annotation>import &lt;format&gt;;<office:annotation-end office:name="__Annotation__1331_1285825813"/></text:p>
      <text:p text:style-name="Code">import &lt;iostream&gt;;</text:p>
      <text:p text:style-name="Code">import &lt;iterator&gt;;</text:p>
      <text:p text:style-name="Code"/>
      <text:p text:style-name="Code">namespace fsys = std::filesystem;</text:p>
      <text:p text:style-name="Code"/>
      <text:p text:style-name="Code">void print_file_type(std::ostream&amp; stream, fsys::path const&amp; path)</text:p>
      <text:p text:style-name="Code">{</text:p>
      <text:p text:style-name="Code"><text:s text:c="4"/>auto status{ fsys::symlink_status(path) };</text:p>
      <text:p text:style-name="Code"><text:s text:c="4"/>if (fsys::is_symlink(status)) {</text:p>
      <text:p text:style-name="Code"><text:s text:c="8"/>auto link{ fsys::read_symlink(path) };</text:p>
      <text:p text:style-name="Code"><text:s text:c="8"/>stream &lt;&lt; " -&gt; " &lt;&lt; link.generic_string();</text:p>
      <text:p text:style-name="Code"><text:s text:c="4"/>}</text:p>
      <text:p text:style-name="Code"><text:s text:c="4"/>else if (fsys::is_directory(status))</text:p>
      <text:p text:style-name="Code"><text:s text:c="8"/>stream &lt;&lt; '/';</text:p>
      <text:p text:style-name="Code"><text:s text:c="4"/>else if (fsys::is_fifo(status))</text:p>
      <text:p text:style-name="Code"><text:s text:c="8"/>stream &lt;&lt; '|';</text:p>
      <text:p text:style-name="Code"><text:s text:c="4"/>else if (fsys::is_socket(status))</text:p>
      <text:p text:style-name="Code"><text:s text:c="8"/>stream &lt;&lt; '=';</text:p>
      <text:p text:style-name="Code"><text:s text:c="4"/>else if (fsys::is_character_file(status))</text:p>
      <text:p text:style-name="Code"><text:s text:c="8"/>stream &lt;&lt; "(c)";</text:p>
      <text:p text:style-name="Code"><text:s text:c="4"/>else if (fsys::is_block_file(status))</text:p>
      <text:p text:style-name="Code"><text:s text:c="8"/>stream &lt;&lt; "(b)";</text:p>
      <text:p text:style-name="Code"><text:s text:c="4"/>else if (fsys::is_other(status))</text:p>
      <text:p text:style-name="Code"><text:s text:c="8"/>stream &lt;&lt; "?";</text:p>
      <text:p text:style-name="Code">}</text:p>
      <text:p text:style-name="Code"/>
      <text:p text:style-name="Code">void print_file_info(std::ostream&amp; stream, fsys::path const&amp; path)</text:p>
      <text:p text:style-name="Code">{</text:p>
      <text:p text:style-name="Code"><text:s text:c="4"/>std::<text:span text:style-name="T8">format_to(std::ostreambuf_iterator&lt;char&gt;(stream),</text:span></text:p>
      <text:p text:style-name="P3"><text:s text:c="8"/>"{0:&gt;16} {1:%F %T} ",</text:p>
      <text:p text:style-name="P3"><text:s text:c="8"/>fsys::file_size(path),</text:p>
      <text:p text:style-name="P3"><text:s text:c="8"/>fsys::last_write_time(path));</text:p>
      <text:p text:style-name="P3"><text:s text:c="4"/>stream &lt;&lt; path.generic_string();</text:p>
      <text:p text:style-name="P3"><text:s text:c="4"/>print_file_type(stream, path);</text:p>
      <text:p text:style-name="P3"><text:soft-page-break/><text:s text:c="4"/>stream &lt;&lt; '\n'; <text:s text:c="8"/></text:p>
      <text:p text:style-name="Code">}</text:p>
      <text:p text:style-name="Code"/>
      <text:p text:style-name="Code">int main(int, char** argv)</text:p>
      <text:p text:style-name="Code">{</text:p>
      <text:p text:style-name="Code"><text:s text:c="4"/>if (argv[1] == nullptr)</text:p>
      <text:p text:style-name="Code"><text:s text:c="4"/>{</text:p>
      <text:p text:style-name="Code"><text:s text:c="8"/>std::cerr &lt;&lt; "usage: " &lt;&lt; argv[0] &lt;&lt; " FILENAME\n";</text:p>
      <text:p text:style-name="Code"><text:s text:c="8"/>return EXIT_FAILURE;</text:p>
      <text:p text:style-name="Code"><text:s text:c="4"/>}</text:p>
      <text:p text:style-name="Code"><text:s text:c="4"/>fsys::path path{ <text:span text:style-name="T8">argv[1]</text:span> };</text:p>
      <text:p text:style-name="Code"><text:s text:c="4"/>try</text:p>
      <text:p text:style-name="Code"><text:s text:c="4"/>{</text:p>
      <text:p text:style-name="Code"><text:s text:c="8"/>print_file_info(std::cout, path);</text:p>
      <text:p text:style-name="Code"><text:s text:c="4"/>}</text:p>
      <text:p text:style-name="Code"><text:s text:c="4"/>catch(fsys::filesystem_error const&amp; ex)</text:p>
      <text:p text:style-name="Code"><text:s text:c="4"/>{</text:p>
      <text:p text:style-name="Code"><text:s text:c="8"/>std::cerr &lt;&lt; ex.what() &lt;&lt; '\n';</text:p>
      <text:p text:style-name="Code"><text:s text:c="4"/>}</text:p>
      <text:p text:style-name="Code">}</text:p>
      <text:p text:style-name="Body_20_Text_20_Cont">The <text:span text:style-name="Code_20_Inline">fsys::copy_symlink()</text:span> function does as its name suggests and creates a new symlink that contains a copy of an existing symlink. The <text:span text:style-name="Code_20_Inline">fsys::copy_file()</text:span> function <text:span text:style-name="T2">creates a new file and copies the content of an existing file to the new file. An optional final argument lets you control whether to allow overwriting an existing file. The </text:span><text:span text:style-name="Code_20_Inline"><text:span text:style-name="T10">fsys::copy()</text:span></text:span><text:span text:style-name="T2"> function combines the other copy functions and more. The copy options direct how it should treat symlinks and directories, even permitting the recursive copying of an entire directory tree.</text:span></text:p>
      <text:p text:style-name="P1">To rename a file, call <text:span text:style-name="Code_20_Inline">fsys::rename()</text:span> and to delete a file call <text:span text:style-name="Code_20_Inline">fsys::remove()</text:span>. To delete an entire directory tree, call <text:span text:style-name="Code_20_Inline">fsys::remove_all()</text:span>. Many other file-level functions exist; consult a good reference for details.</text:p>
      <text:h text:style-name="Heading_20_1" text:outline-level="1"><text:span text:style-name="T7">Errors</text:span></text:h>
      <text:p text:style-name="Body_20_Text_20_First">If you have tried running the program in Listing 66-2 or experimented on your own, you may have found that the file system library throws exceptions for any kind of error or unusual result. <text:span text:style-name="T2">Often, you expect certain problems, such as a missing file if the user mistypes a file name. Permission errors are common, and so on. So the library lets you decide whether it should throw an exception or return an error code.</text:span></text:p>
      <text:p text:style-name="Body_20_Text_20_Cont">When you expect that errors are common, pass a <text:span text:style-name="Code_20_Inline">std::error_code</text:span> object as an additional, final argument to any of the filesystem functions. The function will always <text:soft-page-break/>store a result instead of throwing an exception, which will be <text:span text:style-name="T2">zero </text:span>for success or <text:span text:style-name="T2">some other value that indicates </text:span>an <text:span text:style-name="T2">error</text:span>. <text:span text:style-name="T2">Treating the </text:span><text:span text:style-name="Code_20_Inline"><text:span text:style-name="T10">error_code</text:span></text:span><text:span text:style-name="T2"> as a Boolean value means true for an error or false for success.</text:span> If that bothers you, the <text:span text:style-name="Code_20_Inline">.value()</text:span> member function returns the code as an integer, which you can explicitly compare with zero.</text:p>
      <text:p text:style-name="Body_20_Text_20_Cont"><text:span text:style-name="T11">Rewrite Listing 66-2 to use an error_code instead of relying on exceptions.</text:span> This also means that it makes sense to accept multiple command line arguments. The program can issue an error message for each argument instead of dying on the first <text:span text:style-name="T2">error</text:span>. You can print the <text:span text:style-name="Code_20_Inline"><text:span text:style-name="T10">error_code</text:span></text:span> itself to an output stream, but that shows you only the numeric code. The <text:span text:style-name="Code_20_Inline">message()</text:span> member function returns the corresponding string message. See my rewrite in Listing 66-3.</text:p>
      <text:p text:style-name="Code_20_Caption"><text:span text:style-name="T11">Listing 66-3.</text:span> <text:span text:style-name="T6">Examining Errors With </text:span><text:span text:style-name="Code_20_Inline"><text:span text:style-name="T13">error_code</text:span></text:span></text:p>
      <text:p text:style-name="Code">import &lt;filesystem&gt;;</text:p>
      <text:p text:style-name="Code"><office:annotation office:name="__Annotation__1336_1285825813" loext:resolved="false"><dc:creator>Michael Thomas</dc:creator><dc:date>2020-04-24T13:08:38.490000000</dc:date><text:p text:style-name="P9"><text:span text:style-name="T18">This line causes an error in Visual Studio.</text:span></text:p>
<text:p text:style-name="P9"><text:span text:style-name="T18"/></text:p>
<text:p text:style-name="P9"><text:span text:style-name="T18">The line was rewritten to:</text:span></text:p>
<text:p text:style-name="P9"><text:span text:style-name="T18">#include &lt;format&gt;</text:span></text:p>
<text:p text:style-name="P9"><text:span text:style-name="T18"/></text:p>
<text:p text:style-name="P9"><text:span text:style-name="T18">Error (active)</text:span><text:span text:style-name="T18"><text:tab/></text:span><text:span text:style-name="T18">E1696</text:span><text:span text:style-name="T18"><text:tab/></text:span><text:span text:style-name="T18">cannot open source file "format"</text:span></text:p>
</office:annotation>import &lt;format&gt;;<office:annotation-end office:name="__Annotation__1336_1285825813"/></text:p>
      <text:p text:style-name="Code">import &lt;iostream&gt;;</text:p>
      <text:p text:style-name="Code">import &lt;iterator&gt;;</text:p>
      <text:p text:style-name="Code">import &lt;system_error&gt;;</text:p>
      <text:p text:style-name="Code"/>
      <text:p text:style-name="Code">namespace fsys = std::filesystem;</text:p>
      <text:p text:style-name="Code"/>
      <text:p text:style-name="Code">void print_file_type(std::ostream&amp; stream, fsys::path const&amp; path, fsys::file_status status)</text:p>
      <text:p text:style-name="Code">{</text:p>
      <text:p text:style-name="Code"><text:s text:c="4"/>if (fsys::is_symlink(status)) {</text:p>
      <text:p text:style-name="Code"><text:s text:c="8"/>std::error_code ec;</text:p>
      <text:p text:style-name="Code"><text:s text:c="8"/>auto link{ fsys::read_symlink(path, ec) };</text:p>
      <text:p text:style-name="Code"><text:s text:c="8"/>if (ec)</text:p>
      <text:p text:style-name="Code"><text:s text:c="12"/>stream &lt;&lt; ": " &lt;&lt; ec.message();</text:p>
      <text:p text:style-name="Code"><text:s text:c="8"/>else</text:p>
      <text:p text:style-name="Code"><text:s text:c="12"/>stream &lt;&lt; " -&gt; " &lt;&lt; link.generic_string();</text:p>
      <text:p text:style-name="Code"><text:s text:c="4"/>}</text:p>
      <text:p text:style-name="Code"><text:s text:c="4"/>else if (fsys::is_directory(status))</text:p>
      <text:p text:style-name="Code"><text:s text:c="8"/>stream &lt;&lt; '/';</text:p>
      <text:p text:style-name="Code"><text:s text:c="4"/>else if (fsys::is_fifo(status))</text:p>
      <text:p text:style-name="Code"><text:s text:c="8"/>stream &lt;&lt; '|';</text:p>
      <text:p text:style-name="Code"><text:s text:c="4"/>else if (fsys::is_socket(status))</text:p>
      <text:p text:style-name="Code"><text:s text:c="8"/>stream &lt;&lt; '=';</text:p>
      <text:p text:style-name="Code"><text:s text:c="4"/>else if (fsys::is_character_file(status))</text:p>
      <text:p text:style-name="Code"><text:s text:c="8"/>stream &lt;&lt; "(c)";</text:p>
      <text:p text:style-name="Code"><text:s text:c="4"/>else if (fsys::is_block_file(status))</text:p>
      <text:p text:style-name="Code"><text:s text:c="8"/>stream &lt;&lt; "(b)";</text:p>
      <text:p text:style-name="Code"><text:s text:c="4"/>else if (fsys::is_other(status))</text:p>
      <text:p text:style-name="Code"><text:s text:c="8"/>stream &lt;&lt; "?";</text:p>
      <text:p text:style-name="Code"><text:soft-page-break/>}</text:p>
      <text:p text:style-name="Code"/>
      <text:p text:style-name="Code">// There may be many reasons why a file has no size, e.g., it is</text:p>
      <text:p text:style-name="Code">// a directory. So don't treat it as an error--just return zero.</text:p>
      <text:p text:style-name="Code">uintmax_t get_file_size(fsys::path const&amp; path)</text:p>
      <text:p text:style-name="Code">{</text:p>
      <text:p text:style-name="Code"><text:s text:c="4"/>std::error_code ec;</text:p>
      <text:p text:style-name="Code"><text:s text:c="4"/>auto <text:span text:style-name="T8">size</text:span>{ fsys::file_size(path, ec) };</text:p>
      <text:p text:style-name="Code"><text:s text:c="4"/>if (ec.value() != 0)</text:p>
      <text:p text:style-name="Code"><text:s text:c="8"/>return 0;</text:p>
      <text:p text:style-name="Code"><text:s text:c="4"/>else</text:p>
      <text:p text:style-name="Code"><text:s text:c="8"/>return size;</text:p>
      <text:p text:style-name="Code">}</text:p>
      <text:p text:style-name="Code"/>
      <text:p text:style-name="Code">// Similarly, return a false timestamp for any error.</text:p>
      <text:p text:style-name="Code">fsys::file_time_type <text:span text:style-name="T8">get_last</text:span>_write_time(fsys::path const&amp; path)</text:p>
      <text:p text:style-name="Code">{</text:p>
      <text:p text:style-name="Code"><text:s text:c="4"/>std::error_code ec;</text:p>
      <text:p text:style-name="Code"><text:s text:c="4"/>auto time{ fsys::last_write_time(path, ec) };</text:p>
      <text:p text:style-name="Code"><text:s text:c="4"/>if (ec)</text:p>
      <text:p text:style-name="Code"><text:s text:c="8"/>return fsys::file_time_type{};</text:p>
      <text:p text:style-name="Code"><text:s text:c="4"/>else</text:p>
      <text:p text:style-name="Code"><text:s text:c="8"/>return time;</text:p>
      <text:p text:style-name="Code">}</text:p>
      <text:p text:style-name="Code"/>
      <text:p text:style-name="Code">void print_file_info(std::ostream&amp; stream, fsys::path const&amp; path)</text:p>
      <text:p text:style-name="Code">{</text:p>
      <text:p text:style-name="Code"><text:s text:c="4"/>std::error_code ec;</text:p>
      <text:p text:style-name="Code"><text:s text:c="4"/>auto status{ fsys::symlink_status(path, ec) };</text:p>
      <text:p text:style-name="Code"><text:s text:c="4"/>if (ec)</text:p>
      <text:p text:style-name="Code"><text:s text:c="8"/>stream &lt;&lt; path.generic_string() &lt;&lt; ": " &lt;&lt; ec.message();</text:p>
      <text:p text:style-name="Code"><text:s text:c="4"/>else</text:p>
      <text:p text:style-name="Code"><text:s text:c="4"/>{</text:p>
      <text:p text:style-name="Code"><text:s text:c="8"/>std::<text:span text:style-name="T8">format_to(std::ostreambuf_iterator&lt;char&gt;(stream),</text:span></text:p>
      <text:p text:style-name="P3"><text:s text:c="12"/>"{0:&gt;16} {1:%F %T} {2}",</text:p>
      <text:p text:style-name="P3"><text:s text:c="12"/>get_file_size(path),</text:p>
      <text:p text:style-name="P3"><text:s text:c="12"/>get_last_write_time(path),</text:p>
      <text:p text:style-name="P3"><text:s text:c="12"/>path.generic_string());</text:p>
      <text:p text:style-name="P3"><text:s text:c="8"/>print_file_type(stream, path, status);</text:p>
      <text:p text:style-name="P3"><text:s text:c="4"/>}</text:p>
      <text:p text:style-name="P3"><text:s text:c="4"/>stream &lt;&lt; '\n'; <text:s text:c="8"/></text:p>
      <text:p text:style-name="Code">}</text:p>
      <text:p text:style-name="Code"/>
      <text:p text:style-name="Code">int main(int, char** argv)</text:p>
      <text:p text:style-name="Code">{</text:p>
      <text:p text:style-name="Code"><text:s text:c="4"/>if (argv[1] == nullptr or std::string_view(argv[1]) == "--help")</text:p>
      <text:p text:style-name="Code"><text:s text:c="4"/>{</text:p>
      <text:p text:style-name="Code"><text:s text:c="8"/>std::cerr &lt;&lt; "usage: " &lt;&lt; argv[0] &lt;&lt; " FILENAME\n";</text:p>
      <text:p text:style-name="Code"><text:s text:c="8"/>return EXIT_FAILURE;</text:p>
      <text:p text:style-name="Code"><text:soft-page-break/><text:s text:c="4"/>}</text:p>
      <text:p text:style-name="Code"><text:s text:c="4"/>while (*++argv != nullptr)</text:p>
      <text:p text:style-name="Code"><text:s text:c="4"/>{</text:p>
      <text:p text:style-name="Code"><text:s text:c="8"/>fsys::path path{ *<text:span text:style-name="T8">argv</text:span> };</text:p>
      <text:p text:style-name="Code"><text:s text:c="8"/>print_file_info(std::cout, path);</text:p>
      <text:p text:style-name="Code"><text:s text:c="4"/>}</text:p>
      <text:p text:style-name="Code">}</text:p>
      <text:p text:style-name="Body_20_Text_20_Cont">The next task is to recurse into directories. The next section covers directory entries and iterators.</text:p>
      <text:h text:style-name="Heading_20_1" text:outline-level="1"><text:span text:style-name="T7">Navigating </text:span>Directories</text:h>
      <text:p text:style-name="Body_20_Text_20_First"><text:span text:style-name="T2">A directory (often called a folder) contains file entries, which may be any kind of file, including another directory. To discover the entries in a directory, construct a directory iterator. Use </text:span><text:span text:style-name="Code_20_Inline"><text:span text:style-name="T10">fsys::directory_iterator</text:span></text:span><text:span text:style-name="T2"> to see the entries in a single directory, or use </text:span><text:span text:style-name="Code_20_Inline"><text:span text:style-name="T10">fsys::recursive_directory_iterator</text:span></text:span><text:span text:style-name="T2"> to iterate over entries in subdirectories, too. Construct either iterator type with the path to the directory with an optional </text:span><text:span text:style-name="Code_20_Inline"><text:span text:style-name="T10">error_code</text:span></text:span><text:span text:style-name="T2"> argument, as usual. Even though a directory iterator is an iterator, it can also be used as a range in a ranged </text:span><text:span text:style-name="Code_20_Inline"><text:span text:style-name="T10">for</text:span></text:span><text:span text:style-name="T2"> loop or ranged function.</text:span></text:p>
      <text:p text:style-name="Body_20_Text_20_Cont">The value type for a directory iterator is <text:span text:style-name="Code_20_Inline">fsys::directory_entry</text:span>, which has the name, status, and <text:span text:style-name="T2">other </text:span>information about the file<text:span text:style-name="T2">. All operating systems and file systems differ in their details, but usually the act of iterating a directory retrieves information about a file so there is no need to make separate system calls to obtain the same information. The directory_entry, therefore, stores the file status, modification time, and so on, which you would otherwise have to call </text:span><text:span text:style-name="Code_20_Inline"><text:span text:style-name="T10">fsys</text:span></text:span><text:span text:style-name="T2"> functions to obtain.</text:span></text:p>
      <text:p text:style-name="Body_20_Text_20_Cont"><text:span text:style-name="T2">Based on this information, you can now </text:span><text:span text:style-name="T4">modify Listing 66-3 to descend into directories.</text:span><text:span text:style-name="T5"> My version is in Listing 66-4. Notice how I use directory_entry for files named on the command line, too. This simplifies the code by having one way to display file information.</text:span></text:p>
      <text:p text:style-name="Code_20_Caption"><text:span text:style-name="T11">Listing 66-4.</text:span> <text:span text:style-name="T6">Recursing Into Directories</text:span></text:p>
      <text:p text:style-name="Code">import &lt;filesystem&gt;;</text:p>
      <text:p text:style-name="Code"><office:annotation office:name="__Annotation__1343_1285825813" loext:resolved="false"><dc:creator>Michael Thomas</dc:creator><dc:date>2020-04-24T13:09:00.400000000</dc:date><text:p text:style-name="P9"><text:span text:style-name="T18">This line causes an error in Visual Studio.</text:span></text:p>
<text:p text:style-name="P9"><text:span text:style-name="T18"/></text:p>
<text:p text:style-name="P9"><text:span text:style-name="T18">The line was rewritten to:</text:span></text:p>
<text:p text:style-name="P9"><text:span text:style-name="T18">#include &lt;format&gt;</text:span></text:p>
<text:p text:style-name="P9"><text:span text:style-name="T18"/></text:p>
<text:p text:style-name="P9"><text:span text:style-name="T18">Error (active)</text:span><text:span text:style-name="T18"><text:tab/></text:span><text:span text:style-name="T18">E1696</text:span><text:span text:style-name="T18"><text:tab/></text:span><text:span text:style-name="T18">cannot open source file "format"</text:span></text:p>
</office:annotation>import &lt;format&gt;;<office:annotation-end office:name="__Annotation__1343_1285825813"/></text:p>
      <text:p text:style-name="Code">import &lt;iostream&gt;;</text:p>
      <text:p text:style-name="Code">import &lt;iterator&gt;;</text:p>
      <text:p text:style-name="Code">import &lt;system_error&gt;;</text:p>
      <text:p text:style-name="Code"/>
      <text:p text:style-name="Code"><text:soft-page-break/>namespace fsys = std::filesystem;</text:p>
      <text:p text:style-name="Code"/>
      <text:p text:style-name="Code">void print_file_type(std::ostream&amp; stream, fsys::<text:span text:style-name="T8">directory_entry</text:span> const&amp; <text:span text:style-name="T8">entry</text:span>)</text:p>
      <text:p text:style-name="Code">{</text:p>
      <text:p text:style-name="Code"><text:s text:c="4"/>auto status{ entry.<text:span text:style-name="T8">symlink</text:span>_status() };</text:p>
      <text:p text:style-name="Code"><text:s text:c="4"/>if (fsys::is_symlink(status)) {</text:p>
      <text:p text:style-name="Code"><text:s text:c="8"/>std::error_code ec;</text:p>
      <text:p text:style-name="Code"><text:s text:c="8"/>auto link{ fsys::read_symlink(entry.path(), ec) };</text:p>
      <text:p text:style-name="Code"><text:s text:c="8"/>if (ec)</text:p>
      <text:p text:style-name="Code"><text:s text:c="12"/>stream &lt;&lt; ": " &lt;&lt; ec.message();</text:p>
      <text:p text:style-name="Code"><text:s text:c="8"/>else</text:p>
      <text:p text:style-name="Code"><text:s text:c="12"/>stream &lt;&lt; " -&gt; " &lt;&lt; link.generic_string();</text:p>
      <text:p text:style-name="Code"><text:s text:c="4"/>}</text:p>
      <text:p text:style-name="Code"><text:s text:c="4"/>else if (fsys::is_directory(status))</text:p>
      <text:p text:style-name="Code"><text:s text:c="8"/>stream &lt;&lt; '/';</text:p>
      <text:p text:style-name="Code"><text:s text:c="4"/>else if (fsys::is_fifo(status))</text:p>
      <text:p text:style-name="Code"><text:s text:c="8"/>stream &lt;&lt; '|';</text:p>
      <text:p text:style-name="Code"><text:s text:c="4"/>else if (fsys::is_socket(status))</text:p>
      <text:p text:style-name="Code"><text:s text:c="8"/>stream &lt;&lt; '=';</text:p>
      <text:p text:style-name="Code"><text:s text:c="4"/>else if (fsys::is_character_file(status))</text:p>
      <text:p text:style-name="Code"><text:s text:c="8"/>stream &lt;&lt; "(c)";</text:p>
      <text:p text:style-name="Code"><text:s text:c="4"/>else if (fsys::is_block_file(status))</text:p>
      <text:p text:style-name="Code"><text:s text:c="8"/>stream &lt;&lt; "(b)";</text:p>
      <text:p text:style-name="Code"><text:s text:c="4"/>else if (fsys::is_other(status))</text:p>
      <text:p text:style-name="Code"><text:s text:c="8"/>stream &lt;&lt; "?";</text:p>
      <text:p text:style-name="Code">}</text:p>
      <text:p text:style-name="Code"/>
      <text:p text:style-name="Code">// There may be many reasons why a file has no size, e.g., it is</text:p>
      <text:p text:style-name="Code">// a directory. So don't treat it as an error--just return zero.</text:p>
      <text:p text:style-name="Code">uintmax_t get_file_size(fsys::<text:span text:style-name="T8">directory_entry</text:span> const&amp; <text:span text:style-name="T8">entry</text:span>)</text:p>
      <text:p text:style-name="Code">{</text:p>
      <text:p text:style-name="Code"><text:s text:c="4"/>std::error_code ec;</text:p>
      <text:p text:style-name="Code"><text:s text:c="4"/>auto <text:span text:style-name="T8">size</text:span>{ <text:span text:style-name="T8">entry.</text:span>file_size(ec) };</text:p>
      <text:p text:style-name="Code"><text:s text:c="4"/>if (ec)</text:p>
      <text:p text:style-name="Code"><text:s text:c="8"/>return 0;</text:p>
      <text:p text:style-name="Code"><text:s text:c="4"/>else</text:p>
      <text:p text:style-name="Code"><text:s text:c="8"/>return size;</text:p>
      <text:p text:style-name="Code">}</text:p>
      <text:p text:style-name="Code"/>
      <text:p text:style-name="Code">// Similarly, return a false timestamp for any error.</text:p>
      <text:p text:style-name="Code">fsys::file_time_type <text:span text:style-name="T8">get_last</text:span>_write_time(fsys::<text:span text:style-name="T8">directory_entry</text:span> const&amp; <text:span text:style-name="T8">entry</text:span>)</text:p>
      <text:p text:style-name="Code">{</text:p>
      <text:p text:style-name="Code"><text:s text:c="4"/>std::error_code ec;</text:p>
      <text:p text:style-name="Code"><text:s text:c="4"/>auto time{ <text:span text:style-name="T8">entry.</text:span>last_write_time(ec) };</text:p>
      <text:p text:style-name="Code"><text:s text:c="4"/>if (ec)</text:p>
      <text:p text:style-name="Code"><text:s text:c="8"/>return fsys::file_time_type{};</text:p>
      <text:p text:style-name="Code"><text:s text:c="4"/>else</text:p>
      <text:p text:style-name="Code"><text:s text:c="8"/>return time;</text:p>
      <text:p text:style-name="Code">}</text:p>
      <text:p text:style-name="Code"><text:soft-page-break/></text:p>
      <text:p text:style-name="Code">void print_file_info(std::ostream&amp; stream, fsys::<text:span text:style-name="T8">directory_entry</text:span> const&amp; <text:span text:style-name="T8">entry</text:span>)</text:p>
      <text:p text:style-name="Code">{</text:p>
      <text:p text:style-name="Code"><text:s text:c="4"/>std::<text:span text:style-name="T8">format_to(std::ostreambuf_iterator&lt;char&gt;(stream),</text:span></text:p>
      <text:p text:style-name="P3"><text:s text:c="8"/>"{0:&gt;16} {1:%F %T} {2}",</text:p>
      <text:p text:style-name="Code"><text:span text:style-name="T8"><text:s text:c="8"/>get_file_size(entry),</text:span></text:p>
      <text:p text:style-name="Code"><text:span text:style-name="T8"><text:s text:c="8"/>get_last_write_time(entry),</text:span></text:p>
      <text:p text:style-name="P3"><text:s text:c="8"/>entry.path().generic_string());</text:p>
      <text:p text:style-name="Code"><text:span text:style-name="T8"><text:s text:c="4"/>print_file_type(stream, entry);</text:span></text:p>
      <text:p text:style-name="P3"><text:s text:c="4"/>stream &lt;&lt; '\n'; <text:s text:c="8"/></text:p>
      <text:p text:style-name="Code"><text:s text:c="4"/>if (not entry.is_symlink() and entry.is_directory())<text:line-break/> <text:s text:c="3"/>{</text:p>
      <text:p text:style-name="Code"><text:s text:c="8"/>for (auto&amp;&amp; entry : fsys::directory_iterator{entry.path()})</text:p>
      <text:p text:style-name="Code"><text:s text:c="12"/>print_file_info(stream, entry);</text:p>
      <text:p text:style-name="Code"><text:s text:c="4"/>}</text:p>
      <text:p text:style-name="Code">}</text:p>
      <text:p text:style-name="Code"/>
      <text:p text:style-name="Code">int main(int, char** argv)</text:p>
      <text:p text:style-name="Code">{</text:p>
      <text:p text:style-name="Code"><text:s text:c="4"/>if (argv[1] == nullptr or std::string_view(argv[1]) == "--help")</text:p>
      <text:p text:style-name="Code"><text:s text:c="4"/>{</text:p>
      <text:p text:style-name="Code"><text:s text:c="8"/>std::cerr &lt;&lt; "usage: " &lt;&lt; argv[0] &lt;&lt; " FILENAME\n";</text:p>
      <text:p text:style-name="Code"><text:s text:c="8"/>return EXIT_FAILURE;</text:p>
      <text:p text:style-name="Code"><text:s text:c="4"/>}</text:p>
      <text:p text:style-name="Code"><text:s text:c="4"/>while (*++argv != nullptr)</text:p>
      <text:p text:style-name="Code"><text:s text:c="4"/>{</text:p>
      <text:p text:style-name="Code"><text:s text:c="8"/>fsys::path path{ *<text:span text:style-name="T8">argv</text:span> };</text:p>
      <text:p text:style-name="Code"><text:s text:c="8"/><text:span text:style-name="T8">std</text:span>::error_code ec;</text:p>
      <text:p text:style-name="Code"><text:s text:c="8"/>fsys::directory_entry entry{ path, ec };</text:p>
      <text:p text:style-name="Code"><text:s text:c="8"/>if (ec)</text:p>
      <text:p text:style-name="Code"><text:s text:c="12"/>std::cout &lt;&lt; <text:span text:style-name="T8">*argv &lt;&lt; ": " &lt;&lt; ec.message() &lt;&lt; '\n';</text:span></text:p>
      <text:p text:style-name="P3"><text:s text:c="8"/>else</text:p>
      <text:p text:style-name="Code"><text:s text:c="12"/>print_file_info(std::cout, <text:span text:style-name="T8">entry</text:span>);</text:p>
      <text:p text:style-name="Code"><text:s text:c="4"/>}</text:p>
      <text:p text:style-name="P4">}</text:p>
      <text:p text:style-name="Body_20_Text_20_Cont">The next topic gets down into the bits and bytes of 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Code" style:master-page-name="">
      <style:paragraph-properties fo:margin-top="0.3193in" fo:margin-bottom="0.139in" loext:contextual-spacing="true" style:page-number="auto"/>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42:00</meta:creation-date>
    <dc:creator>Ray Lischner</dc:creator>
    <dc:date>2020-05-04T10:29:30.645657791</dc:date>
    <meta:print-date>2009-03-19T10:05:00</meta:print-date>
    <meta:editing-cycles>43</meta:editing-cycles>
    <meta:editing-duration>PT8H50M9S</meta:editing-duration>
    <meta:generator>LibreOffice/6.4.2.2$Linux_X86_64 LibreOffice_project/40$Build-2</meta:generator>
    <meta:document-statistic meta:table-count="0" meta:image-count="0" meta:object-count="0" meta:page-count="11" meta:paragraph-count="289" meta:word-count="2566" meta:character-count="18102" meta:non-whitespace-character-count="14649"/>
    <meta:user-defined meta:name="Chapter Number">66</meta:user-defined>
    <meta:user-defined meta:name="ContentType">Document</meta:user-defined>
  </office:meta>
</office:document-meta>
</file>